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ourier New" style:font-size-asian="12pt" style:language-asian="ar" style:country-asian="SA" style:font-style-asian="normal" style:font-weight-asian="normal" style:font-name-complex="Noto Sans Arabic U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0c0c0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bold" style:font-name-complex="Noto Sans Arabic U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bold" style:font-name-complex="Noto Sans Arabic U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mbria" style:font-size-asian="10pt" style:language-asian="ar" style:country-asian="SA" style:font-style-asian="normal" style:font-weight-asian="bold" style:font-name-complex="Noto Sans Arabic U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ourier New" style:font-size-asian="12pt" style:language-asian="zh" style:country-asian="CN" style:font-style-asian="normal" style:font-weight-asian="normal" style:font-name-complex="Noto Sans Arabic U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en" style:country-asian="US" style:font-style-asian="normal" style:font-weight-asian="normal" style:font-name-complex="Liberation Serif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en" style:country-asian="US" style:font-style-asian="normal" style:font-weight-asian="normal" style:font-name-complex="Liberation Serif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justify"/>
      <style:text-properties fo:color="#000000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en" style:country-asian="US" style:font-style-asian="normal" style:font-weight-asian="normal" style:font-name-complex="Liberation Serif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6cm" svg:height="8.994cm" svg:x="0.739cm" svg:y="5.683cm">
            <draw:object draw:notify-on-update-of-ranges="Hoja1.A1:Hoja1.A1 Hoja1.A2:Hoja1.A4 Hoja1.B1:Hoja1.B1 Hoja1.B2:Hoja1.B4 Hoja1.C1:Hoja1.C1 Hoja1.C2:Hoja1.C4 Hoja1.D1:Hoja1.D1 Hoja1.D2:Hoja1.D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9.013cm" svg:x="21.391cm" svg:y="3.631cm">
            <draw:object draw:notify-on-update-of-ranges="Hoja1.G1:Hoja1.G1 Hoja1.G2:Hoja1.G4 Hoja1.H1:Hoja1.H1 Hoja1.H2:Hoja1.H4 Hoja1.I1:Hoja1.I1 Hoja1.I2:Hoja1.I4 Hoja1.J1:Hoja1.J1 Hoja1.J2:Hoja1.J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ce5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ce5"/>
        <table:table-column table:style-name="co1" table:default-cell-style-name="ce1"/>
        <table:table-row table:style-name="ro1">
          <table:table-cell office:value-type="string" calcext:value-type="string">
            <text:p>Chunk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Guided</text:p>
          </table:table-cell>
          <table:table-cell table:number-columns-repeated="2"/>
          <table:table-cell office:value-type="string" calcext:value-type="string">
            <text:p>Chunk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Guided</text:p>
          </table:table-cell>
        </table:table-row>
        <table:table-row table:style-name="ro2">
          <table:table-cell table:style-name="ce2" office:value-type="string" calcext:value-type="string">
            <text:p>por defecto</text:p>
          </table:table-cell>
          <table:table-cell table:style-name="ce6" office:value-type="float" office:value="0.089376" calcext:value-type="float">
            <text:p>0,089376</text:p>
          </table:table-cell>
          <table:table-cell table:style-name="ce6" office:value-type="float" office:value="0.061604" calcext:value-type="float">
            <text:p>0,061604</text:p>
          </table:table-cell>
          <table:table-cell table:style-name="ce6" office:value-type="float" office:value="0.034893" calcext:value-type="float">
            <text:p>0,034893</text:p>
          </table:table-cell>
          <table:table-cell table:number-columns-repeated="2"/>
          <table:table-cell table:style-name="ce2" office:value-type="string" calcext:value-type="string">
            <text:p>por defecto</text:p>
          </table:table-cell>
          <table:table-cell table:style-name="ce6" office:value-type="float" office:value="0.615148" calcext:value-type="float">
            <text:p>0,615148</text:p>
          </table:table-cell>
          <table:table-cell table:style-name="ce6" office:value-type="float" office:value="0.447272" calcext:value-type="float">
            <text:p>0,447272</text:p>
          </table:table-cell>
          <table:table-cell table:style-name="ce6" office:value-type="float" office:value="0.421403" calcext:value-type="float">
            <text:p>0,421403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float" office:value="0.066638" calcext:value-type="float">
            <text:p>0,066638</text:p>
          </table:table-cell>
          <table:table-cell table:style-name="ce7" office:value-type="float" office:value="0.063245" calcext:value-type="float">
            <text:p>0,063245</text:p>
          </table:table-cell>
          <table:table-cell table:style-name="ce7" office:value-type="float" office:value="0.037809" calcext:value-type="float">
            <text:p>0,037809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7" office:value-type="float" office:value="0.418433" calcext:value-type="float">
            <text:p>0,418433</text:p>
          </table:table-cell>
          <table:table-cell table:style-name="ce7" office:value-type="float" office:value="0.432651" calcext:value-type="float">
            <text:p>0,432651</text:p>
          </table:table-cell>
          <table:table-cell table:style-name="ce7" office:value-type="float" office:value="0.418739" calcext:value-type="float">
            <text:p>0,418739</text:p>
          </table:table-cell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 office:value-type="float" office:value="0.050806" calcext:value-type="float">
            <text:p>0,050806</text:p>
          </table:table-cell>
          <table:table-cell table:style-name="ce8" office:value-type="float" office:value="0.046119" calcext:value-type="float">
            <text:p>0,046119</text:p>
          </table:table-cell>
          <table:table-cell table:style-name="ce8" office:value-type="float" office:value="0.054108" calcext:value-type="float">
            <text:p>0,054108</text:p>
          </table:table-cell>
          <table:table-cell table:number-columns-repeated="2"/>
          <table:table-cell table:style-name="ce4" office:value-type="float" office:value="64" calcext:value-type="float">
            <text:p>64</text:p>
          </table:table-cell>
          <table:table-cell table:style-name="ce8" office:value-type="float" office:value="0.350416" calcext:value-type="float">
            <text:p>0,350416</text:p>
          </table:table-cell>
          <table:table-cell table:style-name="ce8" office:value-type="float" office:value="0.338529" calcext:value-type="float">
            <text:p>0,338529</text:p>
          </table:table-cell>
          <table:table-cell table:style-name="ce8" office:value-type="float" office:value="0.397811" calcext:value-type="float">
            <text:p>0,3978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6T18:22:18.577837279</meta:creation-date>
    <dc:date>2021-05-16T18:35:54.209439131</dc:date>
    <meta:editing-duration>PT13M36S</meta:editing-duration>
    <meta:editing-cycles>1</meta:editing-cycles>
    <meta:document-statistic meta:table-count="1" meta:cell-count="32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8.995cm" xlink:href=".." xlink:type="simple" chart:class="chart:line" chart:style-name="ch1">
        <chart:title svg:x="3.604cm" svg:y="0.315cm" chart:style-name="ch2">
          <text:p>Tiempos ejecución con dimensión de 11520</text:p>
        </chart:title>
        <chart:legend chart:legend-position="end" svg:x="13.308cm" svg:y="3.7cm" style:legend-expansion="high" chart:style-name="ch3"/>
        <chart:plot-area chart:style-name="ch4" table:cell-range-address="Hoja1.A1:Hoja1.D4" chart:data-source-has-labels="both" svg:x="1.331cm" svg:y="1.273cm" svg:width="11.657cm" svg:height="6.562cm">
          <chartooo:coordinate-region svg:x="2.243cm" svg:y="1.472cm" svg:width="10.558cm" svg:height="5.716cm"/>
          <chart:axis chart:dimension="x" chart:name="primary-x" chart:style-name="ch5" chartooo:axis-type="auto">
            <chartooo:date-scale/>
            <chart:title svg:x="5.805cm" svg:y="8.014cm" chart:style-name="ch6">
              <text:p>Tamaño de chunk</text:p>
            </chart:title>
            <chart:categories table:cell-range-address="Hoja1.A2:Hoja1.A4"/>
          </chart:axis>
          <chart:axis chart:dimension="y" chart:name="primary-y" chart:style-name="ch5">
            <chart:title svg:x="0.451cm" svg:y="5.352cm" chart:style-name="ch7">
              <text:p>Segundos</text:p>
            </chart:title>
            <chart:grid chart:style-name="ch8" chart:class="major"/>
          </chart:axis>
          <chart:series chart:style-name="ch9" chart:values-cell-range-address="Hoja1.B2:Hoja1.B4" chart:label-cell-address="Hoja1.B1:Hoja1.B1" chart:class="chart:line">
            <chart:data-point chart:repeated="3"/>
          </chart:series>
          <chart:series chart:style-name="ch10" chart:values-cell-range-address="Hoja1.C2:Hoja1.C4" chart:label-cell-address="Hoja1.C1:Hoja1.C1" chart:class="chart:line">
            <chart:data-point chart:repeated="3"/>
          </chart:series>
          <chart:series chart:style-name="ch11" chart:values-cell-range-address="Hoja1.D2:Hoja1.D4" chart:label-cell-address="Hoja1.D1:Hoja1.D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Hoja1.B1:Hoja1.B1</svg:desc>
                </draw:g>
              </table:table-cell>
              <table:table-cell office:value-type="string">
                <text:p>Dynamic</text:p>
                <draw:g>
                  <svg:desc>Hoja1.C1:Hoja1.C1</svg:desc>
                </draw:g>
              </table:table-cell>
              <table:table-cell office:value-type="string">
                <text:p>Guided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r defecto</text:p>
                <draw:g>
                  <svg:desc>Hoja1.A2:Hoja1.A4</svg:desc>
                </draw:g>
              </table:table-cell>
              <table:table-cell office:value-type="float" office:value="0.089376">
                <text:p>0.089376</text:p>
                <draw:g>
                  <svg:desc>Hoja1.B2:Hoja1.B4</svg:desc>
                </draw:g>
              </table:table-cell>
              <table:table-cell office:value-type="float" office:value="0.061604">
                <text:p>0.061604</text:p>
                <draw:g>
                  <svg:desc>Hoja1.C2:Hoja1.C4</svg:desc>
                </draw:g>
              </table:table-cell>
              <table:table-cell office:value-type="float" office:value="0.034893">
                <text:p>0.034893</text:p>
                <draw:g>
                  <svg:desc>Hoja1.D2:Hoja1.D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66638">
                <text:p>0.066638</text:p>
              </table:table-cell>
              <table:table-cell office:value-type="float" office:value="0.063245">
                <text:p>0.063245</text:p>
              </table:table-cell>
              <table:table-cell office:value-type="float" office:value="0.037809">
                <text:p>0.03780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50806">
                <text:p>0.050806</text:p>
              </table:table-cell>
              <table:table-cell office:value-type="float" office:value="0.046119">
                <text:p>0.046119</text:p>
              </table:table-cell>
              <table:table-cell office:value-type="float" office:value="0.054108">
                <text:p>0.0541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14cm" xlink:href=".." xlink:type="simple" chart:class="chart:line" chart:style-name="ch1">
        <chart:title svg:x="3.908cm" svg:y="0.316cm" chart:style-name="ch2">
          <text:p>Tiempos ejecución con dimensión 23040</text:p>
        </chart:title>
        <chart:legend chart:legend-position="end" svg:x="13.307cm" svg:y="3.71cm" style:legend-expansion="high" chart:style-name="ch3"/>
        <chart:plot-area chart:style-name="ch4" table:cell-range-address="Hoja1.G1:Hoja1.J4" chart:data-source-has-labels="both" svg:x="1.331cm" svg:y="1.275cm" svg:width="11.656cm" svg:height="6.578cm">
          <chartooo:coordinate-region svg:x="2.191cm" svg:y="1.474cm" svg:width="10.609cm" svg:height="5.732cm"/>
          <chart:axis chart:dimension="x" chart:name="primary-x" chart:style-name="ch5" chartooo:axis-type="auto">
            <chartooo:date-scale/>
            <chart:title svg:x="5.805cm" svg:y="8.033cm" chart:style-name="ch6">
              <text:p>Tamaño de chunk</text:p>
            </chart:title>
            <chart:categories table:cell-range-address="Hoja1.G2:Hoja1.G4"/>
          </chart:axis>
          <chart:axis chart:dimension="y" chart:name="primary-y" chart:style-name="ch5">
            <chart:title svg:x="0.451cm" svg:y="5.362cm" chart:style-name="ch7">
              <text:p>Segundos</text:p>
            </chart:title>
            <chart:grid chart:style-name="ch8" chart:class="major"/>
          </chart:axis>
          <chart:series chart:style-name="ch9" chart:values-cell-range-address="Hoja1.H2:Hoja1.H4" chart:label-cell-address="Hoja1.H1:Hoja1.H1" chart:class="chart:line">
            <chart:data-point chart:repeated="3"/>
          </chart:series>
          <chart:series chart:style-name="ch10" chart:values-cell-range-address="Hoja1.I2:Hoja1.I4" chart:label-cell-address="Hoja1.I1:Hoja1.I1" chart:class="chart:line">
            <chart:data-point chart:repeated="3"/>
          </chart:series>
          <chart:series chart:style-name="ch11" chart:values-cell-range-address="Hoja1.J2:Hoja1.J4" chart:label-cell-address="Hoja1.J1:Hoja1.J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Hoja1.H1:Hoja1.H1</svg:desc>
                </draw:g>
              </table:table-cell>
              <table:table-cell office:value-type="string">
                <text:p>Dynamic</text:p>
                <draw:g>
                  <svg:desc>Hoja1.I1:Hoja1.I1</svg:desc>
                </draw:g>
              </table:table-cell>
              <table:table-cell office:value-type="string">
                <text:p>Guided</text:p>
                <draw:g>
                  <svg:desc>Hoja1.J1:Hoja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r defecto</text:p>
                <draw:g>
                  <svg:desc>Hoja1.G2:Hoja1.G4</svg:desc>
                </draw:g>
              </table:table-cell>
              <table:table-cell office:value-type="float" office:value="0.615148">
                <text:p>0.615148</text:p>
                <draw:g>
                  <svg:desc>Hoja1.H2:Hoja1.H4</svg:desc>
                </draw:g>
              </table:table-cell>
              <table:table-cell office:value-type="float" office:value="0.447272">
                <text:p>0.447272</text:p>
                <draw:g>
                  <svg:desc>Hoja1.I2:Hoja1.I4</svg:desc>
                </draw:g>
              </table:table-cell>
              <table:table-cell office:value-type="float" office:value="0.421403">
                <text:p>0.421403</text:p>
                <draw:g>
                  <svg:desc>Hoja1.J2:Hoja1.J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18433">
                <text:p>0.418433</text:p>
              </table:table-cell>
              <table:table-cell office:value-type="float" office:value="0.432651">
                <text:p>0.432651</text:p>
              </table:table-cell>
              <table:table-cell office:value-type="float" office:value="0.418739">
                <text:p>0.41873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350416">
                <text:p>0.350416</text:p>
              </table:table-cell>
              <table:table-cell office:value-type="float" office:value="0.338529">
                <text:p>0.338529</text:p>
              </table:table-cell>
              <table:table-cell office:value-type="float" office:value="0.397811">
                <text:p>0.3978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